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Pipeline.setupReader( Environment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recycl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bstractProcessingPipeline.preparePipeline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rocessingPipeline.addTransformer( String role , String source , Parameters param , Parameters hint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rocessingPipeline.getKe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ProcessingPipeline.get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rocess( Environment environment , XMLConsumer consum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ProcessingPipeline.isIntern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rocessXML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rocessingPipeline.getLocation( Parameters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setGenerator( String role , String source , Parameters param , Parameters hint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rocessingPipeline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cessingPipeline.setMimeTypeForReader( Environment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prepareInternalErrorHandler( Environment environment , ProcessingException 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rocessingPipeline.informBranch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cessingPipeline.setup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ProcessingPipeline.checkPipeli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cessingPipeline.setMimeTypeForSerializer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rocessingPipeline.processReader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ProcessingPipeline.connect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prepareInternal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cessingPipelin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cessingPipeline.handleException( Exception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ProcessingPipeline.process( Environment environ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ProcessingPipeline.processErrorHandler( Environment environment , ProcessingException e , XMLConsumer consum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rocessingPipeline.setProcessor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setReader( String role , String source , Parameters param , String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rocessingPipeline.setSerializer( String role , String source , Parameters param , Parameters hintParam , String 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ProcessingPipeline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cessingPipeline.getValidit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arseExpires( String expir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ProcessingPipeline.connect( Environment environment , XMLProducer producer ,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setErrorHandler( Sitemap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checkIfModified( Environment environment ,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